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list-style-name=""/>
    <style:style style:name="P6" style:family="paragraph" style:parent-style-name="Heading_20_1" style:list-style-name=""/>
    <style:style style:name="P7" style:family="paragraph" style:parent-style-name="Heading_20_1" style:list-style-name="">
      <style:paragraph-properties fo:text-align="center" style:justify-single-word="false"/>
    </style:style>
    <style:style style:name="P8" style:family="paragraph" style:parent-style-name="Heading_20_1" style:list-style-name="">
      <style:paragraph-properties fo:text-align="center" style:justify-single-word="false"/>
      <style:text-properties officeooo:rsid="001753e9" officeooo:paragraph-rsid="001753e9"/>
    </style:style>
    <style:style style:name="P9" style:family="paragraph" style:parent-style-name="Heading_20_1">
      <style:paragraph-properties fo:text-align="center" style:justify-single-word="false" fo:break-before="page"/>
    </style:style>
    <style:style style:name="P10" style:family="paragraph" style:parent-style-name="Heading_20_1">
      <style:paragraph-properties fo:text-align="center" style:justify-single-word="false" fo:break-before="page"/>
      <style:text-properties officeooo:rsid="001753e9" officeooo:paragraph-rsid="001753e9"/>
    </style:style>
    <style:style style:name="P11" style:family="paragraph" style:parent-style-name="Standard">
      <style:text-properties officeooo:paragraph-rsid="0042c0ab"/>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753e9"/>
    </style:style>
    <style:style style:name="P14" style:family="paragraph" style:parent-style-name="Text_20_body">
      <style:paragraph-properties fo:text-align="start" style:justify-single-word="false"/>
    </style:style>
    <style:style style:name="P15" style:family="paragraph" style:parent-style-name="Text_20_body" style:list-style-name="L1">
      <style:paragraph-properties fo:text-align="start" style:justify-single-word="false"/>
      <style:text-properties officeooo:paragraph-rsid="001753e9"/>
    </style:style>
    <style:style style:name="P16" style:family="paragraph" style:parent-style-name="Text_20_body">
      <style:paragraph-properties fo:text-align="start" style:justify-single-word="false"/>
      <style:text-properties officeooo:paragraph-rsid="001b60e4"/>
    </style:style>
    <style:style style:name="P17" style:family="paragraph" style:parent-style-name="Text_20_body" style:list-style-name="L2">
      <style:paragraph-properties fo:text-align="start" style:justify-single-word="false"/>
      <style:text-properties officeooo:paragraph-rsid="001b60e4"/>
    </style:style>
    <style:style style:name="P18" style:family="paragraph" style:parent-style-name="Text_20_body">
      <style:paragraph-properties fo:text-align="start" style:justify-single-word="false"/>
      <style:text-properties officeooo:paragraph-rsid="001d041e"/>
    </style:style>
    <style:style style:name="P19" style:family="paragraph" style:parent-style-name="Text_20_body" style:list-style-name="L3">
      <style:paragraph-properties fo:text-align="start" style:justify-single-word="false"/>
      <style:text-properties officeooo:paragraph-rsid="002112d1"/>
    </style:style>
    <style:style style:name="P20" style:family="paragraph" style:parent-style-name="Text_20_body">
      <style:paragraph-properties fo:text-align="start" style:justify-single-word="false"/>
      <style:text-properties officeooo:paragraph-rsid="002c438e"/>
    </style:style>
    <style:style style:name="P21" style:family="paragraph" style:parent-style-name="Text_20_body" style:list-style-name="L2">
      <style:paragraph-properties fo:text-align="start" style:justify-single-word="false"/>
      <style:text-properties officeooo:rsid="001b60e4" officeooo:paragraph-rsid="001b60e4"/>
    </style:style>
    <style:style style:name="P22" style:family="paragraph" style:parent-style-name="Text_20_body">
      <style:paragraph-properties fo:text-align="start" style:justify-single-word="false"/>
      <style:text-properties officeooo:rsid="001b60e4" officeooo:paragraph-rsid="001b60e4"/>
    </style:style>
    <style:style style:name="P23" style:family="paragraph" style:parent-style-name="Text_20_body">
      <style:paragraph-properties fo:text-align="start" style:justify-single-word="false"/>
      <style:text-properties officeooo:rsid="001fa3dc" officeooo:paragraph-rsid="001fa3dc"/>
    </style:style>
    <style:style style:name="P24" style:family="paragraph" style:parent-style-name="Text_20_body">
      <style:paragraph-properties fo:text-align="start" style:justify-single-word="false"/>
      <style:text-properties officeooo:rsid="002112d1" officeooo:paragraph-rsid="002112d1"/>
    </style:style>
    <style:style style:name="P25" style:family="paragraph" style:parent-style-name="Text_20_body" style:list-style-name="L3">
      <style:paragraph-properties fo:text-align="start" style:justify-single-word="false"/>
      <style:text-properties officeooo:rsid="002112d1" officeooo:paragraph-rsid="002112d1"/>
    </style:style>
    <style:style style:name="P26" style:family="paragraph" style:parent-style-name="Text_20_body" style:list-style-name="L3">
      <style:paragraph-properties fo:text-align="start" style:justify-single-word="false"/>
      <style:text-properties officeooo:rsid="0022d4f1" officeooo:paragraph-rsid="0022d4f1"/>
    </style:style>
    <style:style style:name="P27" style:family="paragraph" style:parent-style-name="Text_20_body">
      <style:paragraph-properties fo:text-align="start" style:justify-single-word="false"/>
      <style:text-properties officeooo:rsid="002625ec" officeooo:paragraph-rsid="002625ec"/>
    </style:style>
    <style:style style:name="P28" style:family="paragraph" style:parent-style-name="Text_20_body" style:list-style-name="L4">
      <style:paragraph-properties fo:text-align="start" style:justify-single-word="false"/>
      <style:text-properties officeooo:rsid="002625ec" officeooo:paragraph-rsid="002625ec"/>
    </style:style>
    <style:style style:name="P29" style:family="paragraph" style:parent-style-name="Text_20_body">
      <style:paragraph-properties fo:text-align="start" style:justify-single-word="false"/>
      <style:text-properties officeooo:rsid="002cfa41" officeooo:paragraph-rsid="002cfa41"/>
    </style:style>
    <style:style style:name="P30" style:family="paragraph" style:parent-style-name="Text_20_body">
      <style:paragraph-properties fo:text-align="start" style:justify-single-word="false"/>
      <style:text-properties officeooo:rsid="002ecbed" officeooo:paragraph-rsid="002ecbed"/>
    </style:style>
    <style:style style:name="P31" style:family="paragraph" style:parent-style-name="Text_20_body" style:list-style-name="L1">
      <style:paragraph-properties fo:text-align="start" style:justify-single-word="false"/>
      <style:text-properties officeooo:rsid="00302c08" officeooo:paragraph-rsid="00302c08"/>
    </style:style>
    <style:style style:name="P32" style:family="paragraph" style:parent-style-name="Text_20_body">
      <style:text-properties officeooo:rsid="0031c12e" officeooo:paragraph-rsid="0031c12e"/>
    </style:style>
    <style:style style:name="P33" style:family="paragraph" style:parent-style-name="Text_20_body">
      <style:text-properties officeooo:paragraph-rsid="0036291e"/>
    </style:style>
    <style:style style:name="P34" style:family="paragraph" style:parent-style-name="Text_20_body">
      <style:text-properties officeooo:rsid="003884d6" officeooo:paragraph-rsid="003884d6"/>
    </style:style>
    <style:style style:name="P35" style:family="paragraph" style:parent-style-name="Text_20_body">
      <style:text-properties officeooo:paragraph-rsid="003cc8a8"/>
    </style:style>
    <style:style style:name="P36" style:family="paragraph" style:parent-style-name="Text_20_body">
      <style:text-properties fo:font-weight="bold" officeooo:paragraph-rsid="003cc8a8" style:font-weight-asian="bold" style:font-weight-complex="bold"/>
    </style:style>
    <style:style style:name="P37" style:family="paragraph" style:parent-style-name="Text_20_body">
      <style:text-properties fo:font-weight="bold" officeooo:rsid="00408d84" officeooo:paragraph-rsid="00408d84" style:font-weight-asian="bold" style:font-weight-complex="bold"/>
    </style:style>
    <style:style style:name="P38" style:family="paragraph" style:parent-style-name="Text_20_body">
      <style:text-properties fo:font-weight="bold" officeooo:rsid="00427008" officeooo:paragraph-rsid="00427008" style:font-weight-asian="bold" style:font-weight-complex="bold"/>
    </style:style>
    <style:style style:name="P39" style:family="paragraph" style:parent-style-name="Text_20_body">
      <style:text-properties fo:font-weight="bold" officeooo:rsid="0042c0ab" officeooo:paragraph-rsid="0042c0ab" style:font-weight-asian="bold" style:font-weight-complex="bold"/>
    </style:style>
    <style:style style:name="P40" style:family="paragraph" style:parent-style-name="Text_20_body">
      <style:text-properties fo:font-weight="normal" officeooo:rsid="0042c0ab" officeooo:paragraph-rsid="0042c0ab" style:font-weight-asian="normal" style:font-weight-complex="normal"/>
    </style:style>
    <style:style style:name="T1" style:family="text">
      <style:text-properties officeooo:rsid="0019a700"/>
    </style:style>
    <style:style style:name="T2" style:family="text">
      <style:text-properties officeooo:rsid="001a5efe"/>
    </style:style>
    <style:style style:name="T3" style:family="text">
      <style:text-properties officeooo:rsid="001d041e"/>
    </style:style>
    <style:style style:name="T4" style:family="text">
      <style:text-properties officeooo:rsid="002112d1"/>
    </style:style>
    <style:style style:name="T5" style:family="text">
      <style:text-properties officeooo:rsid="00246d87"/>
    </style:style>
    <style:style style:name="T6" style:family="text">
      <style:text-properties officeooo:rsid="002625ec"/>
    </style:style>
    <style:style style:name="T7" style:family="text">
      <style:text-properties officeooo:rsid="002c438e"/>
    </style:style>
    <style:style style:name="T8" style:family="text">
      <style:text-properties officeooo:rsid="002d0b22"/>
    </style:style>
    <style:style style:name="T9" style:family="text">
      <style:text-properties officeooo:rsid="00324b00"/>
    </style:style>
    <style:style style:name="T10" style:family="text">
      <style:text-properties officeooo:rsid="00343479"/>
    </style:style>
    <style:style style:name="T11" style:family="text">
      <style:text-properties officeooo:rsid="0036291e"/>
    </style:style>
    <style:style style:name="T12" style:family="text">
      <style:text-properties officeooo:rsid="0037eab9"/>
    </style:style>
    <style:style style:name="T13" style:family="text">
      <style:text-properties officeooo:rsid="003a62c0"/>
    </style:style>
    <style:style style:name="T14" style:family="text">
      <style:text-properties officeooo:rsid="003cc8a8"/>
    </style:style>
    <style:style style:name="T15" style:family="text">
      <style:text-properties officeooo:rsid="003cf40a"/>
    </style:style>
    <style:style style:name="T16" style:family="text">
      <style:text-properties officeooo:rsid="003dd482"/>
    </style:style>
    <style:style style:name="T17" style:family="text">
      <style:text-properties fo:font-weight="normal" style:font-weight-asian="normal" style:font-weight-complex="normal"/>
    </style:style>
    <style:style style:name="T18" style:family="text">
      <style:text-properties fo:font-weight="normal" officeooo:rsid="003dd482" style:font-weight-asian="normal" style:font-weight-complex="normal"/>
    </style:style>
    <style:style style:name="T19" style:family="text">
      <style:text-properties fo:font-weight="normal" officeooo:rsid="0042c0ab" style:font-weight-asian="normal" style:font-weight-complex="normal"/>
    </style:style>
    <style:style style:name="T20" style:family="text">
      <style:text-properties fo:font-weight="normal" officeooo:rsid="0043108d" style:font-weight-asian="normal" style:font-weight-complex="normal"/>
    </style:style>
    <style:style style:name="T21" style:family="text">
      <style:text-properties officeooo:rsid="0043108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115_3426312175" text:style-name="Index_20_Link" text:visited-style-name="Index_20_Link">TODO<text:tab/>3</text:a></text:p>
          <text:p text:style-name="P2"><text:a xlink:type="simple" xlink:href="#__RefHeading___Toc117_3426312175" text:style-name="Index_20_Link" text:visited-style-name="Index_20_Link">Preface<text:tab/>4</text:a></text:p>
          <text:p text:style-name="P2"><text:a xlink:type="simple" xlink:href="#__RefHeading___Toc119_3426312175" text:style-name="Index_20_Link" text:visited-style-name="Index_20_Link">Software construction<text:tab/>5</text:a></text:p>
          <text:p text:style-name="P3"><text:a xlink:type="simple" xlink:href="#__RefHeading___Toc126_3426312175" text:style-name="Index_20_Link" text:visited-style-name="Index_20_Link">Metaphors in CS<text:tab/>6</text:a></text:p>
          <text:p text:style-name="P2"><text:a xlink:type="simple" xlink:href="#__RefHeading___Toc128_3426312175" text:style-name="Index_20_Link" text:visited-style-name="Index_20_Link">Prerequisites<text:tab/>7</text:a></text:p>
        </text:index-body>
      </text:table-of-content>
      <text:h text:style-name="P8" text:outline-level="1"/>
      <text:h text:style-name="P10" text:outline-level="1"><text:bookmark-start text:name="__RefHeading___Toc115_3426312175"/>TODO<text:bookmark-end text:name="__RefHeading___Toc115_3426312175"/></text:h>
      <text:p text:style-name="P13"/>
      <text:list xml:id="list2060813032" text:style-name="L1">
        <text:list-item>
          <text:p text:style-name="P15">Many powerful programming techniques hide in journals and academic papers for years before trickling down to the programming public.</text:p>
        </text:list-item>
        <text:list-item>
          <text:p text:style-name="P31">Heuristics in programming; heuristics vs algorithm</text:p>
        </text:list-item>
      </text:list>
      <text:h text:style-name="P7" text:outline-level="1"/>
      <text:h text:style-name="P9" text:outline-level="1"><text:bookmark-start text:name="__RefHeading___Toc117_3426312175"/>Preface<text:bookmark-end text:name="__RefHeading___Toc117_3426312175"/></text:h>
      <text:p text:style-name="P1"/>
      <text:p text:style-name="P14">Many powerful programming techniques hide in journals and academic papers for years before trickling down to the programming public.</text:p>
      <text:p text:style-name="P16"><text:span text:style-name="T1">Write better programs in less time and with fewer headaches. </text:span></text:p>
      <text:list xml:id="list2758432316" text:style-name="L2">
        <text:list-item>
          <text:p text:style-name="P17"><text:span text:style-name="T1">ways to thing about program</text:span><text:span text:style-name="T2">m</text:span><text:span text:style-name="T1">ing</text:span></text:p>
        </text:list-item>
        <text:list-item>
          <text:p text:style-name="P21">techniques (good vs bad poin)</text:p>
        </text:list-item>
      </text:list>
      <text:p text:style-name="P22"/>
      <text:p text:style-name="P18"><text:span text:style-name="T3">Constructions errors tend to be less expensive to fix than those cause by requirements and architecture, but the cost of not fixing them can be incredibly high. Small-scale coding errors account for some of the most expensive software errors of all time.</text:span></text:p>
      <text:p text:style-name="P18"/>
      <text:h text:style-name="P5" text:outline-level="1"/>
      <text:h text:style-name="P9" text:outline-level="1"><text:bookmark-start text:name="__RefHeading___Toc119_3426312175"/>Software construction<text:bookmark-end text:name="__RefHeading___Toc119_3426312175"/></text:h>
      <text:p text:style-name="P1"/>
      <text:p text:style-name="P23">Construction as process of building</text:p>
      <text:p text:style-name="P24">Activities <text:span text:style-name="T5">for every project:</text:span></text:p>
      <text:list xml:id="list1510671390" text:style-name="L3">
        <text:list-item>
          <text:p text:style-name="P25">problem definition</text:p>
        </text:list-item>
        <text:list-item>
          <text:p text:style-name="P25">requirements</text:p>
        </text:list-item>
        <text:list-item>
          <text:p text:style-name="P25">planning</text:p>
        </text:list-item>
        <text:list-item>
          <text:p text:style-name="P25">architecture</text:p>
        </text:list-item>
        <text:list-item>
          <text:p text:style-name="P25">design </text:p>
        </text:list-item>
        <text:list-item>
          <text:p text:style-name="P19"><text:span text:style-name="T4">coding (also unit test, integration test, integraion)</text:span></text:p>
        </text:list-item>
        <text:list-item>
          <text:p text:style-name="P25">testing</text:p>
        </text:list-item>
        <text:list-item>
          <text:p text:style-name="P25">deploy</text:p>
        </text:list-item>
        <text:list-item>
          <text:p text:style-name="P26">main<text:span text:style-name="T6">tanace</text:span></text:p>
          <text:p text:style-name="P26"/>
        </text:list-item>
      </text:list>
      <text:p text:style-name="P27">Construction (progamming) activities</text:p>
      <text:list xml:id="list2773568208" text:style-name="L4">
        <text:list-item>
          <text:p text:style-name="P28">determine testing </text:p>
        </text:list-item>
        <text:list-item>
          <text:p text:style-name="P28">design classes </text:p>
        </text:list-item>
        <text:list-item>
          <text:p text:style-name="P28">naming variables </text:p>
        </text:list-item>
        <text:list-item>
          <text:p text:style-name="P28">organizing code block and statements</text:p>
        </text:list-item>
        <text:list-item>
          <text:p text:style-name="P28">code review</text:p>
        </text:list-item>
        <text:list-item>
          <text:p text:style-name="P28">formatting, comments</text:p>
        </text:list-item>
        <text:list-item>
          <text:p text:style-name="P28">refactoring</text:p>
        </text:list-item>
      </text:list>
      <text:p text:style-name="P27"/>
      <text:p text:style-name="P20"><text:span text:style-name="T7">Software quality and developer productivity is important.</text:span></text:p>
      <text:p text:style-name="P29">Source code is often the only accurate description of the software In many projects the only documentation available to programmers is the code itself <text:span text:style-name="T8">so it it imperative that the source code be of the highest possible quality.</text:span></text:p>
      <text:p text:style-name="P30">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32">Metaphor → modeling (suggest properties, relationships) <text:span text:style-name="T9">some of the sub areas can be misleading </text:span><text:span text:style-name="T10">this means that metaphor is overextended.</text:span></text:p>
      <text:p text:style-name="P33"><text:span text:style-name="T11">Each metaphor/model for same problem will led you to look from different perspective and ask different questions </text:span><text:span text:style-name="T12">EX: data processing from a computer centered (stream of cards) to a database centered (pool of data).</text:span></text:p>
      <text:p text:style-name="P34">How well you understand the metaphors determines how well you understand software development.</text:p>
      <text:p text:style-name="P35"><text:span text:style-name="T13">Software metaphor helps you how to look for solution </text:span><text:span text:style-name="T14">(</text:span><text:bookmark text:name="6f004b39-51b2-4d01-8401-1dd8d09ed016"/>how to look, not what to find<text:span text:style-name="T14">)</text:span><text:span text:style-name="T13">,</text:span></text:p>
      <text:p text:style-name="P36">The most challenging part of programming is conceptualizing the problem, and many errors in programming are conceptual errors, <text:span text:style-name="T15">so </text:span><text:bookmark text:name="9e30ee47-0902-413d-a802-10c2def20196"/>knowing how to approach problems in general is at least as valuable as knowing specific solutions for specific problems. <text:span text:style-name="T18">Software metaphor gives insight into your programming problem and process. Use them to help you think about your programming activities and to help you imagine better ways of doing things.</text:span></text:p>
      <text:p text:style-name="P36"><text:span text:style-name="T18"/></text:p>
      <text:p text:style-name="P37"><text:span text:style-name="T16">S</text:span>oftware as writing</text:p>
      <text:p text:style-name="P36"><text:span text:style-name="T18">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span></text:p>
      <text:p text:style-name="P38"><text:span text:style-name="T16">S</text:span>oftware as farming</text:p>
      <text:p text:style-name="P36"><text:span text:style-name="T18">Other words closely related to accretion are "incremental," "iterative," "adaptive," and "evolutionary." Incremental designing, building, and testing are some of the most powerful software-development concepts available.</text:span></text:p>
      <text:p text:style-name="P39"><text:span text:style-name="T16">S</text:span>oftware as building</text:p>
      <text:p text:style-name="P11"><text:span text:style-name="T19">I</text:span><text:bookmark text:name="fa6bee81-8ff4-48ea-a77a-d75e259fc39e"/><text:span text:style-name="T19">f you're building a house, </text:span><text:span text:style-name="T20">(vs building a dog house)</text:span><text:span text:style-name="T19">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11"><text:bookmark text:name="cf8d5f44-bb9b-49df-9e0d-0c5f707de65c"/>A well-planned project improves your ability to change your mind later about details. </text:p>
      <text:p text:style-name="P11"/>
      <text:p text:style-name="P11">A good craftsman knows the right tool for the job and knows how to use it correctly. Programmers do, too. </text:p>
      <text:h text:style-name="P5" text:outline-level="1"/>
      <text:h text:style-name="P9" text:outline-level="1"><text:bookmark-start text:name="__RefHeading___Toc128_3426312175"/>Prerequisites<text:bookmark-end text:name="__RefHeading___Toc128_3426312175"/></text:h>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08-05T12:26:06.604460360</dc:date>
    <meta:editing-duration>PT1H1M42S</meta:editing-duration>
    <meta:editing-cycles>45</meta:editing-cycles>
    <meta:generator>LibreOffice/6.4.7.2$Linux_X86_64 LibreOffice_project/40$Build-2</meta:generator>
    <meta:document-statistic meta:table-count="0" meta:image-count="0" meta:object-count="0" meta:page-count="7" meta:paragraph-count="55" meta:word-count="580" meta:character-count="3724" meta:non-whitespace-character-count="3209"/>
  </office:meta>
</office:document-meta>
</file>